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3.286cm" svg:y="4.048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7.858cm" svg:y="4.04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62cm" svg:height="0.762cm" svg:x="5.572cm" svg:y="4.0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62cm" svg:height="0.762cm" svg:x="3.287cm" svg:y="6.33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62cm" svg:height="0.762cm" svg:x="7.859cm" svg:y="6.33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5.573cm" svg:y="6.33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62cm" svg:height="0.762cm" svg:x="3.287cm" svg:y="8.6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62cm" svg:height="0.762cm" svg:x="7.859cm" svg:y="8.62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762cm" svg:height="0.762cm" svg:x="5.573cm" svg:y="8.62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048cm" svg:y1="4.429cm" svg:x2="5.572cm" svg:y2="4.431cm" draw:start-shape="id1" draw:start-glue-point="10" draw:end-shape="id2" draw:end-glue-point="6" svg:d="M4048 4429l1524 2" svg:viewBox="0 0 1525 3">
          <text:p/>
        </draw:connector>
        <draw:connector draw:style-name="gr2" draw:text-style-name="P3" draw:layer="layout" draw:type="line" svg:x1="6.334cm" svg:y1="4.431cm" svg:x2="7.858cm" svg:y2="4.43cm" draw:start-shape="id2" draw:start-glue-point="10" draw:end-shape="id3" draw:end-glue-point="6" svg:d="M6334 4431l1524-1" svg:viewBox="0 0 1525 2">
          <text:p/>
        </draw:connector>
        <draw:connector draw:style-name="gr2" draw:text-style-name="P3" draw:layer="layout" draw:type="line" svg:x1="3.667cm" svg:y1="4.81cm" svg:x2="3.668cm" svg:y2="6.334cm" draw:start-shape="id1" draw:start-glue-point="8" draw:end-shape="id4" draw:end-glue-point="4" svg:d="M3667 4810l1 1524" svg:viewBox="0 0 2 1525">
          <text:p/>
        </draw:connector>
        <draw:connector draw:style-name="gr2" draw:text-style-name="P3" draw:layer="layout" draw:type="line" svg:x1="3.668cm" svg:y1="7.096cm" svg:x2="3.668cm" svg:y2="8.62cm" draw:start-shape="id4" draw:start-glue-point="8" draw:end-shape="id5" draw:end-glue-point="4" svg:d="M3668 7096v1524" svg:viewBox="0 0 1 1525">
          <text:p/>
        </draw:connector>
        <draw:connector draw:style-name="gr2" draw:text-style-name="P3" draw:layer="layout" draw:type="line" svg:x1="4.049cm" svg:y1="6.715cm" svg:x2="5.573cm" svg:y2="6.717cm" draw:start-shape="id4" draw:start-glue-point="10" draw:end-shape="id6" draw:end-glue-point="6" svg:d="M4049 6715l1524 2" svg:viewBox="0 0 1525 3">
          <text:p/>
        </draw:connector>
        <draw:connector draw:style-name="gr2" draw:text-style-name="P3" draw:layer="layout" draw:type="line" svg:x1="6.335cm" svg:y1="6.717cm" svg:x2="7.859cm" svg:y2="6.716cm" draw:start-shape="id6" draw:start-glue-point="10" draw:end-shape="id7" draw:end-glue-point="6" svg:d="M6335 6717l1524-1" svg:viewBox="0 0 1525 2">
          <text:p/>
        </draw:connector>
        <draw:connector draw:style-name="gr2" draw:text-style-name="P3" draw:layer="layout" draw:type="line" svg:x1="4.049cm" svg:y1="9.001cm" svg:x2="5.573cm" svg:y2="9.003cm" draw:start-shape="id5" draw:start-glue-point="10" draw:end-shape="id8" draw:end-glue-point="6" svg:d="M4049 9001l1524 2" svg:viewBox="0 0 1525 3">
          <text:p/>
        </draw:connector>
        <draw:connector draw:style-name="gr2" draw:text-style-name="P3" draw:layer="layout" draw:type="line" svg:x1="6.335cm" svg:y1="9.003cm" svg:x2="7.859cm" svg:y2="9.002cm" draw:start-shape="id8" draw:start-glue-point="10" draw:end-shape="id9" draw:end-glue-point="6" svg:d="M6335 9003l1524-1" svg:viewBox="0 0 1525 2">
          <text:p/>
        </draw:connector>
        <draw:connector draw:style-name="gr2" draw:text-style-name="P3" draw:layer="layout" draw:type="line" svg:x1="8.239cm" svg:y1="4.811cm" svg:x2="8.24cm" svg:y2="6.335cm" draw:start-shape="id3" draw:start-glue-point="8" draw:end-shape="id7" draw:end-glue-point="4" svg:d="M8239 4811l1 1524" svg:viewBox="0 0 2 1525">
          <text:p/>
        </draw:connector>
        <draw:connector draw:style-name="gr2" draw:text-style-name="P3" draw:layer="layout" draw:type="line" svg:x1="5.954cm" svg:y1="7.098cm" svg:x2="5.954cm" svg:y2="8.622cm" draw:start-shape="id6" draw:start-glue-point="8" draw:end-shape="id8" draw:end-glue-point="4" svg:d="M5954 7098v1524" svg:viewBox="0 0 1 1525">
          <text:p/>
        </draw:connector>
        <draw:connector draw:style-name="gr2" draw:text-style-name="P3" draw:layer="layout" draw:type="line" svg:x1="5.953cm" svg:y1="4.812cm" svg:x2="5.954cm" svg:y2="6.336cm" draw:start-shape="id2" draw:start-glue-point="8" draw:end-shape="id6" draw:end-glue-point="4" svg:d="M5953 4812l1 1524" svg:viewBox="0 0 2 1525">
          <text:p/>
        </draw:connector>
        <draw:connector draw:style-name="gr2" draw:text-style-name="P3" draw:layer="layout" draw:type="line" svg:x1="8.24cm" svg:y1="7.097cm" svg:x2="8.24cm" svg:y2="8.621cm" draw:start-shape="id7" draw:start-glue-point="8" draw:end-shape="id9" draw:end-glue-point="4" svg:d="M8240 7097v1524" svg:viewBox="0 0 1 1525">
          <text:p/>
        </draw:connector>
        <draw:connector draw:style-name="gr2" draw:text-style-name="P3" draw:layer="layout" draw:type="line" svg:x1="5.683cm" svg:y1="4.701cm" svg:x2="3.938cm" svg:y2="6.445cm" draw:start-shape="id2" draw:start-glue-point="7" draw:end-shape="id4" draw:end-glue-point="11" svg:d="M5683 4701l-1745 1744" svg:viewBox="0 0 1746 1745">
          <text:p/>
        </draw:connector>
        <draw:connector draw:style-name="gr2" draw:text-style-name="P3" draw:layer="layout" draw:type="line" svg:x1="7.969cm" svg:y1="4.7cm" svg:x2="6.224cm" svg:y2="6.447cm" draw:start-shape="id3" draw:start-glue-point="7" draw:end-shape="id6" draw:end-glue-point="11" svg:d="M7969 4700l-1745 1747" svg:viewBox="0 0 1746 1748">
          <text:p/>
        </draw:connector>
        <draw:connector draw:style-name="gr2" draw:text-style-name="P3" draw:layer="layout" draw:type="line" svg:x1="5.684cm" svg:y1="6.987cm" svg:x2="3.938cm" svg:y2="8.731cm" draw:start-shape="id6" draw:start-glue-point="7" draw:end-shape="id5" draw:end-glue-point="11" svg:d="M5684 6987l-1746 1744" svg:viewBox="0 0 1747 1745">
          <text:p/>
        </draw:connector>
        <draw:connector draw:style-name="gr2" draw:text-style-name="P3" draw:layer="layout" draw:type="line" svg:x1="7.97cm" svg:y1="6.986cm" svg:x2="6.224cm" svg:y2="8.733cm" draw:start-shape="id7" draw:start-glue-point="7" draw:end-shape="id8" draw:end-glue-point="11" svg:d="M7970 6986l-1746 1747" svg:viewBox="0 0 1747 1748">
          <text:p/>
        </draw:connector>
        <draw:connector draw:style-name="gr2" draw:text-style-name="P3" draw:layer="layout" draw:type="curve" draw:line-skew="-0.8cm 1.184cm" svg:x1="3.286cm" svg:y1="4.429cm" svg:x2="8.24cm" svg:y2="9.383cm" draw:start-shape="id1" draw:start-glue-point="6" draw:end-shape="id9" draw:end-glue-point="8" svg:d="M3286 4429c-1990 0-1659 3333 77 5214s4877 2308 4877-260" svg:viewBox="0 0 6318 675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8T20:47:00.058000000</meta:creation-date>
    <dc:date>2020-04-28T20:55:48.470000000</dc:date>
    <meta:editing-duration>PT8M49S</meta:editing-duration>
    <meta:editing-cycles>1</meta:editing-cycles>
    <meta:document-statistic meta:object-count="26"/>
    <meta:generator>LibreOffice/6.3.2.2$Windows_X86_64 LibreOffice_project/98b30e735bda24bc04ab42594c85f7fd8be07b9c</meta:generator>
  </office:meta>
</office:document-meta>
</file>